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538488888888889" calcext:value-type="float">
            <text:p>0,05384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735755555555556" calcext:value-type="float">
            <text:p>0,07357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113261111111111" calcext:value-type="float">
            <text:p>0,11326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96308888888889" calcext:value-type="float">
            <text:p>0,19630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227583333333333" calcext:value-type="float">
            <text:p>0,2275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249684444444444" calcext:value-type="float">
            <text:p>0,24968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0.302197777777778" calcext:value-type="float">
            <text:p>0,30219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539765555555556" calcext:value-type="float">
            <text:p>0,53976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370888888888889" calcext:value-type="float">
            <text:p>0,37088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393092222222222" calcext:value-type="float">
            <text:p>0,39309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0.462607777777778" calcext:value-type="float">
            <text:p>0,46260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844284444444445" calcext:value-type="float">
            <text:p>0,844284444444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706586666666667" calcext:value-type="float">
            <text:p>0,70658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733023333333333" calcext:value-type="float">
            <text:p>0,73302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.884814444444445" calcext:value-type="float">
            <text:p>0,884814444444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.66018888888889" calcext:value-type="float">
            <text:p>1,6601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.00436333333333" calcext:value-type="float">
            <text:p>1,00436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.04426333333333" calcext:value-type="float">
            <text:p>1,04426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.36791333333333" calcext:value-type="float">
            <text:p>1,36791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2.88758222222222" calcext:value-type="float">
            <text:p>2,88758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.57781" calcext:value-type="float">
            <text:p>1,57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.62148111111111" calcext:value-type="float">
            <text:p>1,62148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19213444444444" calcext:value-type="float">
            <text:p>2,19213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4.64168888888889" calcext:value-type="float">
            <text:p>4,6416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5:59:43.060941288</meta:creation-date>
    <dc:date>2021-03-17T16:00:50.654355938</dc:date>
    <meta:editing-duration>PT1M8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